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d5ff" officeooo:paragraph-rsid="0017d5ff"/>
    </style:style>
    <style:style style:name="P2" style:family="paragraph" style:parent-style-name="Standard">
      <style:text-properties fo:language="ru" fo:country="RU" officeooo:rsid="0017d5ff" officeooo:paragraph-rsid="0017d5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G 12</text:p>
      <text:p text:style-name="P2">Сьехала верстка в разделе Портфолио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21:00:03.206000000</meta:creation-date>
    <dc:date>2023-10-04T21:26:31.423000000</dc:date>
    <meta:editing-duration>PT1M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" meta:word-count="7" meta:character-count="41" meta:non-whitespace-character-count="36"/>
  </office:meta>
</office:document-meta>
</file>